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GARCIA VARGAS, OLGA MARI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30431629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AMANA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GARCIA VARGAS, OLGA MARI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3043162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24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4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5</text:p>
          </table:table-cell>
          <table:table-cell table:style-name="Tableau1.A2" office:value-type="string">
            <text:p text:style-name="P14">6</text:p>
          </table:table-cell>
          <table:table-cell table:style-name="Tableau1.D2" office:value-type="string">
            <text:p text:style-name="P13">9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9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2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FR. NEGRO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71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4T00:57:03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